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286"/>
    </style:style>
    <style:style style:name="P2" style:family="paragraph" style:parent-style-name="Standard">
      <style:text-properties officeooo:rsid="000cc484" officeooo:paragraph-rsid="000cc484"/>
    </style:style>
    <style:style style:name="P3" style:family="paragraph" style:parent-style-name="Standard">
      <style:text-properties officeooo:rsid="00126286" officeooo:paragraph-rsid="00126286"/>
    </style:style>
    <style:style style:name="P4" style:family="paragraph" style:parent-style-name="Standard">
      <style:text-properties officeooo:rsid="00131c94" officeooo:paragraph-rsid="00131c94"/>
    </style:style>
    <style:style style:name="P5" style:family="paragraph" style:parent-style-name="Standard">
      <style:text-properties officeooo:rsid="000cc484" officeooo:paragraph-rsid="00131c94"/>
    </style:style>
    <style:style style:name="P6" style:family="paragraph" style:parent-style-name="Standard">
      <style:text-properties officeooo:rsid="0016cccf" officeooo:paragraph-rsid="0016cccf"/>
    </style:style>
    <style:style style:name="P7" style:family="paragraph" style:parent-style-name="Standard">
      <style:text-properties officeooo:paragraph-rsid="0016cccf"/>
    </style:style>
    <style:style style:name="T1" style:family="text">
      <style:text-properties officeooo:rsid="000f1c7f"/>
    </style:style>
    <style:style style:name="T2" style:family="text">
      <style:text-properties officeooo:rsid="0016cccf"/>
    </style:style>
    <style:style style:name="T3" style:family="text">
      <style:text-properties officeooo:rsid="001b58be"/>
    </style:style>
    <style:style style:name="T4" style:family="text">
      <style:text-properties officeooo:rsid="001cd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ttery protector:<text:line-break/></text:span><text:a xlink:type="simple" xlink:href="https://lionelectronic.ir/products/4422-DW01A-G" text:style-name="Internet_20_link" text:visited-style-name="Visited_20_Internet_20_Link">لیون الکترونیک | DW01A-G</text:a></text:p>
      <text:p text:style-name="P2">Load balancer:</text:p>
      <text:p text:style-name="P2"><text:a xlink:type="simple" xlink:href="https://lionelectronic.ir/products/5339-ETA3000S2G" text:style-name="Internet_20_link" text:visited-style-name="Visited_20_Internet_20_Link">لیون الکترونیک | ETA3000S2G</text:a></text:p>
      <text:p text:style-name="P3">regulator:</text:p>
      <text:p text:style-name="P3"><text:a xlink:type="simple" xlink:href="https://lionelectronic.ir/products/4753-TPS563201DDCR" text:style-name="Internet_20_link" text:visited-style-name="Visited_20_Internet_20_Link">لیون الکترونیک | TPS563201DDCR</text:a></text:p>
      <text:p text:style-name="P3">Driver:</text:p>
      <text:p text:style-name="P3"><text:a xlink:type="simple" xlink:href="https://lionelectronic.ir/products/4870-MX1616H" text:style-name="Internet_20_link" text:visited-style-name="Visited_20_Internet_20_Link">لیون الکترونیک | MX1616H</text:a></text:p>
      <text:p text:style-name="P4">RF:</text:p>
      <text:p text:style-name="P5"><text:a xlink:type="simple" xlink:href="https://lionelectronic.ir/products/2501-RXC6-433MHZ" text:style-name="Internet_20_link" text:visited-style-name="Visited_20_Internet_20_Link">لیون الکترونیک | RXC6-433MHZ</text:a> </text:p>
      <text:p text:style-name="P6">Battery charger:</text:p>
      <text:p text:style-name="P7"><text:a xlink:type="simple" xlink:href="https://lionelectronic.ir/products/2692-MT3608" text:style-name="Internet_20_link" text:visited-style-name="Visited_20_Internet_20_Link"><text:span text:style-name="T2">لیون الکترونیک | MT3608</text:span></text:a><text:span text:style-name="T2"> <text:s text:c="2"/></text:span><text:span text:style-name="T3">Boost </text:span><text:span text:style-name="T4">+ </text:span><text:a xlink:type="simple" xlink:href="https://lionelectronic.ir/products/3539-TPS259621DDAR" text:style-name="Internet_20_link" text:visited-style-name="Visited_20_Internet_20_Link">لیون الکترونیک | TPS259621DDAR</text:a> <text:s/><text:span text:style-name="T4">current limit</text:span></text:p>
      <text:p text:style-name="P6"><text:a xlink:type="simple" xlink:href="https://lionelectronic.ir/products/5428-BQ25713RSNR" text:style-name="Internet_20_link" text:visited-style-name="Visited_20_Internet_20_Link">لیون الکترونیک | BQ25713RSNR</text:a> <text:s text:c="2"/><text:span text:style-name="T3">ASI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8:43:40.155000000</meta:creation-date>
    <dc:date>2025-12-29T07:11:11.683487200</dc:date>
    <meta:editing-duration>PT2H33M43S</meta:editing-duration>
    <meta:editing-cycles>1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2" meta:word-count="46" meta:character-count="317" meta:non-whitespace-character-count="277"/>
  </office:meta>
</office:document-meta>
</file>